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2.502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4586"/>
    </style:style>
    <style:style style:name="T1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1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18.4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18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5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5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654cm" svg:y1="9.546cm" svg:x2="18.546cm" svg:y2="7.416cm" draw:start-shape="id1" draw:start-glue-point="11" draw:end-shape="id2" draw:end-glue-point="7" svg:d="M12654 9546l5892-2130" svg:viewBox="0 0 5893 2131">
          <text:p/>
        </draw:connector>
        <draw:connector draw:style-name="gr2" draw:text-style-name="P1" draw:layer="layout" draw:type="line" svg:x1="12.8cm" svg:y1="9.9cm" svg:x2="18.4cm" svg:y2="9.8cm" draw:start-shape="id1" draw:start-glue-point="10" draw:end-shape="id3" draw:end-glue-point="6" svg:d="M12800 9900l5600-100" svg:viewBox="0 0 5601 101">
          <text:p/>
        </draw:connector>
        <draw:connector draw:style-name="gr2" draw:text-style-name="P1" draw:layer="layout" draw:type="line" svg:x1="11.8cm" svg:y1="9.9cm" svg:x2="6.6cm" svg:y2="9.9cm" draw:start-shape="id1" draw:start-glue-point="6" draw:end-shape="id4" draw:end-glue-point="10" svg:d="M11800 9900h-5200" svg:viewBox="0 0 5201 1">
          <text:p/>
        </draw:connector>
        <draw:connector draw:style-name="gr2" draw:text-style-name="P1" draw:layer="layout" draw:type="line" svg:x1="11.946cm" svg:y1="9.546cm" svg:x2="6.454cm" svg:y2="7.254cm" draw:start-shape="id1" draw:start-glue-point="5" draw:end-shape="id5" draw:end-glue-point="9" svg:d="M11946 9546l-5492-2292" svg:viewBox="0 0 5493 2293">
          <text:p/>
        </draw:connector>
        <draw:frame draw:style-name="gr3" draw:text-style-name="P2" draw:layer="layout" svg:width="4.443cm" svg:height="0.962cm" svg:x="3.9cm" svg:y="5.4cm">
          <draw:text-box>
            <text:p><text:span text:style-name="T1">UMLClassifier</text:span></text:p>
          </draw:text-box>
        </draw:frame>
        <draw:frame draw:style-name="gr4" draw:text-style-name="P2" draw:layer="layout" svg:width="3.002cm" svg:height="0.962cm" svg:x="17.4cm" svg:y="5.6cm">
          <draw:text-box>
            <text:p><text:span text:style-name="T1">UnitTest</text:span><text:span text:style-name="T1"><text:tab/></text:span></text:p>
          </draw:text-box>
        </draw:frame>
        <draw:frame draw:style-name="gr3" draw:text-style-name="P2" draw:layer="layout" svg:width="1.84cm" svg:height="0.962cm" svg:x="11.4cm" svg:y="8.3cm">
          <draw:text-box>
            <text:p><text:span text:style-name="T1">Java</text:span></text:p>
          </draw:text-box>
        </draw:frame>
        <draw:frame draw:style-name="gr3" draw:text-style-name="P2" draw:layer="layout" svg:width="4.236cm" svg:height="0.962cm" svg:x="16.647cm" svg:y="8.4cm">
          <draw:text-box>
            <text:p><text:span text:style-name="T1">UMLContract</text:span></text:p>
          </draw:text-box>
        </draw:frame>
        <draw:frame draw:style-name="gr3" draw:text-style-name="P2" draw:layer="layout" svg:width="4.799cm" svg:height="0.962cm" svg:x="3.749cm" svg:y="8.4cm">
          <draw:text-box>
            <text:p><text:span text:style-name="T1">UMLIntera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6-01-18T03:21:19.904078705</dc:date>
    <meta:editing-duration>PT2H2M47S</meta:editing-duration>
    <meta:editing-cycles>5</meta:editing-cycles>
    <meta:generator>LibreOffice/4.2.8.2$Linux_X86_64 LibreOffice_project/420m0$Build-2</meta:generator>
    <meta:document-statistic meta:object-count="37"/>
  </office:meta>
</office:document-meta>
</file>